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Regular" svg:font-family="'Arial Regular', sans-serif"/>
    <style:font-face style:name="Helvetica Neue" svg:font-family="'Helvetica Neue', Helvetica, Arial, sans-serif"/>
    <style:font-face style:name="Open Sans" svg:font-family="'Open Sans', sans-serif"/>
    <style:font-face style:name="YanoneKaffeesatzRegular" svg:font-family="YanoneKaffeesatzRegular"/>
    <style:font-face style:name="boogiebold" svg:font-family="boogiebold"/>
    <style:font-face style:name="boogiebold1" svg:font-family="boogiebold,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3">
      <style:text-properties fo:font-variant="normal" fo:text-transform="none" fo:color="#141414" style:font-name="YanoneKaffeesatzRegular" fo:font-size="13.5pt" fo:font-style="normal" fo:font-weight="bold"/>
    </style:style>
    <style:style style:name="P2" style:family="paragraph" style:parent-style-name="Heading_20_3">
      <style:paragraph-properties fo:margin-left="0.45cm" fo:margin-right="0.45cm" fo:margin-top="0cm" fo:margin-bottom="0cm" loext:contextual-spacing="false" fo:text-align="justify" style:justify-single-word="false" fo:text-indent="0cm" style:auto-text-indent="false"/>
      <style:text-properties fo:font-variant="normal" fo:text-transform="none" fo:color="#333333" style:font-name="boogiebold1" fo:font-size="22.5pt" fo:letter-spacing="normal" fo:font-style="normal" fo:font-weight="bold"/>
    </style:style>
    <style:style style:name="P3" style:family="paragraph" style:parent-style-name="Standard">
      <style:paragraph-properties fo:margin-left="0cm" fo:margin-right="0cm" fo:orphans="2" fo:widows="2" fo:text-indent="0cm" style:auto-text-indent="false"/>
    </style:style>
    <style:style style:name="P4" style:family="paragraph" style:parent-style-name="Text_20_body">
      <style:text-properties fo:font-variant="normal" fo:text-transform="none" fo:color="#141414" style:font-name="Open Sans" fo:font-size="10.5pt" fo:letter-spacing="normal" fo:font-style="normal" fo:font-weight="normal"/>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fo:orphans="2" fo:widows="2"/>
    </style:style>
    <style:style style:name="P7" style:family="paragraph" style:parent-style-name="Text_20_body">
      <style:paragraph-properties fo:margin-left="0cm" fo:margin-right="0cm" fo:orphans="2" fo:widows="2" fo:text-indent="0cm" style:auto-text-indent="false"/>
      <style:text-properties fo:font-variant="normal" fo:text-transform="none" fo:color="#141414" fo:letter-spacing="normal"/>
    </style:style>
    <style:style style:name="P8" style:family="paragraph" style:parent-style-name="Text_20_body">
      <style:paragraph-properties fo:margin-left="0cm" fo:margin-right="0cm" fo:orphans="2" fo:widows="2" fo:text-indent="0cm" style:auto-text-indent="false"/>
      <style:text-properties fo:font-variant="normal" fo:text-transform="none" fo:color="#141414" style:font-name="Open Sans" fo:font-size="10.5pt" fo:letter-spacing="normal" fo:font-style="normal" fo:font-weight="bold"/>
    </style:style>
    <style:style style:name="P9"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141414" style:font-name="Open Sans" fo:font-size="10.5pt" fo:letter-spacing="normal" fo:font-style="normal" fo:font-weight="bold"/>
    </style:style>
    <style:style style:name="P10" style:family="paragraph" style:parent-style-name="Text_20_body">
      <style:paragraph-properties fo:margin-left="0cm" fo:margin-right="0cm" fo:orphans="2" fo:widows="2" fo:text-indent="0cm" style:auto-text-indent="false"/>
      <style:text-properties fo:font-variant="normal" fo:text-transform="none" fo:color="#141414" style:font-name="Open Sans" fo:font-size="10.5pt" fo:letter-spacing="normal" fo:font-style="normal" fo:font-weight="normal"/>
    </style:style>
    <style:style style:name="P11" style:family="paragraph" style:parent-style-name="Text_20_body">
      <style:paragraph-properties fo:margin-left="0cm" fo:margin-right="0cm" fo:orphans="2" fo:widows="2" fo:text-indent="0cm" style:auto-text-indent="false"/>
      <style:text-properties fo:font-variant="normal" fo:text-transform="none" fo:color="#ffffff" style:font-name="Open Sans" fo:font-size="10.5pt" fo:letter-spacing="normal" fo:font-style="normal" fo:font-weight="normal"/>
    </style:style>
    <style:style style:name="P12" style:family="paragraph" style:parent-style-name="Text_20_body">
      <style:paragraph-properties fo:margin-left="0cm" fo:margin-right="0cm" fo:orphans="2" fo:widows="2" fo:text-indent="0cm" style:auto-text-indent="false"/>
    </style:style>
    <style:style style:name="P13" style:family="paragraph" style:parent-style-name="Text_20_body">
      <style:paragraph-properties fo:margin-left="0.45cm" fo:margin-right="0.45cm" fo:margin-top="0cm" fo:margin-bottom="0cm" loext:contextual-spacing="false" fo:text-align="justify" style:justify-single-word="false" fo:text-indent="0cm" style:auto-text-indent="false"/>
    </style:style>
    <style:style style:name="P14" style:family="paragraph" style:parent-style-name="Text_20_body">
      <style:paragraph-properties fo:margin-left="0.45cm" fo:margin-right="0.45cm" fo:margin-top="0cm" fo:margin-bottom="0cm" loext:contextual-spacing="false" fo:text-align="justify" style:justify-single-word="false" fo:orphans="2" fo:widows="2" fo:text-indent="0cm" style:auto-text-indent="false"/>
    </style:style>
    <style:style style:name="P15" style:family="paragraph" style:parent-style-name="Text_20_body">
      <style:paragraph-properties fo:margin-left="0.609cm" fo:margin-right="0.609cm" fo:margin-top="0cm" fo:margin-bottom="0cm" loext:contextual-spacing="false" fo:text-align="justify" style:justify-single-word="false" fo:orphans="2" fo:widows="2" fo:text-indent="0cm" style:auto-text-indent="false"/>
    </style:style>
    <style:style style:name="P16" style:family="paragraph" style:parent-style-name="Heading_20_4">
      <style:paragraph-properties fo:margin-left="0cm" fo:margin-right="0cm" fo:orphans="2" fo:widows="2" fo:text-indent="0cm" style:auto-text-indent="false"/>
      <style:text-properties fo:font-variant="normal" fo:text-transform="none" fo:color="#333333" style:font-name="boogiebold" fo:letter-spacing="normal" fo:font-style="normal" fo:font-weight="bold"/>
    </style:style>
    <style:style style:name="P17" style:family="paragraph" style:parent-style-name="Heading_20_4">
      <style:paragraph-properties fo:margin-top="0.265cm" fo:margin-bottom="0.291cm" loext:contextual-spacing="false" fo:line-height="110%"/>
      <style:text-properties style:font-name="boogiebold" fo:font-weight="bold"/>
    </style:style>
    <style:style style:name="T1" style:family="text">
      <style:text-properties fo:color="#141414" style:font-name="Open Sans" fo:font-size="10.5pt"/>
    </style:style>
    <style:style style:name="T2" style:family="text">
      <style:text-properties fo:font-variant="normal" fo:text-transform="none" fo:color="#000000" style:font-name="YanoneKaffeesatzRegular" fo:font-size="13.5pt" fo:font-style="normal" fo:font-weight="normal"/>
    </style:style>
    <style:style style:name="T3" style:family="text">
      <style:text-properties fo:font-variant="normal" fo:text-transform="none" fo:color="#141414" style:font-name="Open Sans" fo:font-size="10.5pt" fo:letter-spacing="normal" fo:font-style="normal"/>
    </style:style>
    <style:style style:name="T4" style:family="text">
      <style:text-properties fo:font-variant="normal" fo:text-transform="none" fo:color="#141414" style:font-name="Open Sans" fo:font-size="10.5pt" fo:letter-spacing="normal" fo:font-style="normal" fo:font-weight="normal"/>
    </style:style>
    <style:style style:name="T5" style:family="text">
      <style:text-properties fo:font-variant="normal" fo:text-transform="none" fo:color="#141414" style:font-name="Open Sans" fo:font-size="10.5pt" fo:letter-spacing="normal" fo:font-style="normal" fo:font-weight="bold"/>
    </style:style>
    <style:style style:name="T6" style:family="text">
      <style:text-properties fo:font-variant="normal" fo:text-transform="none" fo:color="#141414" fo:letter-spacing="normal"/>
    </style:style>
    <style:style style:name="T7" style:family="text">
      <style:text-properties fo:font-variant="normal" fo:text-transform="none" fo:color="#9196a9" style:text-line-through-style="none" style:text-line-through-type="none" style:font-name="Open Sans" fo:font-size="10.5pt" fo:letter-spacing="normal" fo:font-style="normal" style:text-underline-style="none" fo:font-weight="normal" style:text-blinking="false"/>
    </style:style>
    <style:style style:name="T8" style:family="text">
      <style:text-properties fo:font-variant="normal" fo:text-transform="none" fo:color="#333333" style:font-name="Arial Regular" fo:font-size="13.5pt" fo:letter-spacing="normal" fo:font-style="normal" fo:font-weight="bold"/>
    </style:style>
    <style:style style:name="T9" style:family="text">
      <style:text-properties fo:font-variant="normal" fo:text-transform="none" fo:color="#333333" style:font-name="Arial Regular" fo:font-size="13.5pt" fo:letter-spacing="normal" fo:font-style="normal" fo:font-weight="normal"/>
    </style:style>
    <style:style style:name="T10" style:family="text">
      <style:text-properties fo:font-variant="normal" fo:text-transform="none" fo:color="#337ab7" style:text-line-through-style="none" style:text-line-through-type="none" style:font-name="Arial Regular" fo:font-size="13.5pt" fo:letter-spacing="normal" fo:font-style="normal" style:text-underline-style="none" fo:font-weight="normal" style:text-blinking="false" fo:background-color="transparent" loext:char-shading-value="0"/>
    </style:style>
    <style:style style:name="T11" style:family="text">
      <style:text-properties fo:font-weight="bold"/>
    </style:style>
    <style:style style:name="T12" style:family="text">
      <style:text-properties style:font-name="Open Sans" fo:font-size="10.5pt" fo:font-style="normal" fo:font-weight="bold"/>
    </style:style>
    <style:style style:name="T13" style:family="text">
      <style:text-properties style:font-name="Open Sans" fo:font-size="10.5pt" fo:letter-spacing="normal"/>
    </style:style>
    <style:style style:name="T14" style:family="text">
      <style:text-properties fo:font-style="italic"/>
    </style:style>
    <style:style style:name="T15" style:family="text">
      <style:text-properties style:font-name="Arial Regular" fo:font-size="13.5pt"/>
    </style:style>
    <style:style style:name="T16" style:family="text">
      <style:text-properties style:font-name="Arial Regular" fo:font-size="13.5pt" fo:font-weight="bold"/>
    </style:style>
    <style:style style:name="fr1" style:family="graphic" style:parent-style-name="Frame">
      <style:graphic-properties fo:margin-left="0cm" fo:margin-right="0cm" fo:margin-top="0cm" fo:margin-bottom="0cm" style:wrap="right" style:number-wrapped-paragraphs="no-limit" style:vertical-pos="from-top" style:vertical-rel="paragraph" style:horizontal-pos="from-left" style:horizontal-rel="paragraph" fo:padding="0cm" fo: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text:span text:style-name="T2">Belleville, quartier cosmopolite, quartier populaire, quartier en cours de gentrification… Et elle en est où la jeunesse de Belleville ? </text:span><text:span text:style-name="Strong_20_Emphasis"><text:span text:style-name="T2">ELLE EST LA !</text:span></text:span></text:h>
      <text:p text:style-name="P7"> </text:p>
      <text:p text:style-name="P7"> <text:span text:style-name="T12">Belleville en Vrai est un événement sportif et culturel d’envergure à destination de la jeunesse bellevilloise.</text:span></text:p>
      <text:p text:style-name="P9">20, 21, 22 MAI 2016</text:p>
      <text:p text:style-name="P9">BELLEVILLE – PARIS XI, XIX et XX</text:p>
      <text:p text:style-name="Text_20_body"><text:line-break/><text:span text:style-name="T4">L’année dernière on avait tenu à vous expliquer pourquoi l’association Belleville Citoyenne renonçait à l’organisation du </text:span><text:a xlink:type="simple" xlink:href="http://irrueption-belleville.fr/portfolio-item/tas-cru-quon-etait-la-pour-faire-la-fete" text:style-name="Internet_20_link" text:visited-style-name="Visited_20_Internet_20_Link"><text:span text:style-name="T7">Festival Irrueption</text:span></text:a><text:span text:style-name="T4"> malgré son succès. Nous vous avions fait part de notre volonté de réellement co-construire un événement avec les jeunes du quartier, de même que nos craintes au vu de l’ampleur que prenait l’événement, dans un quartier qui subit par ailleurs une gentrification particulièrement rapide.</text:span></text:p>
      <text:p text:style-name="P10">Si l’espace public appartient théoriquement à tous il est, en pratique, le théâtre d’une bataille pour la visibilité de chaque groupe social. A Belleville, l’appropriation de l’espace public par la jeunesse de classe moyenne et supérieure est un phénomène relativement récent. Elle marque du même coup la perte du contrôle de l’ordre social par les classes populaires au bénéfice de nouveaux arrivants. Cette appropriation menace de reléguer les jeunes de classe populaire dans l’invisibilité, voire de les pousser à abandonner ces espaces. Ainsi, plutôt que d’organiser un événement sous ses propres couleurs, c’est aujourd’hui en co-construisant réellement avec les habitants autour d’un projet historique du quartier – <text:span text:style-name="T11">BELLEVILLE EN VRAI</text:span> - que l’association trouve la rétribution de son militantisme.</text:p>
      <text:p text:style-name="P11">000</text:p>
      <text:p text:style-name="P8">Par le sport et l’expression artistique, « Belleville en Vrai » porte la parole et les idées des habitants et dévoile ainsi la force vive qui anime les quartiers populaires.</text:p>
      <text:p text:style-name="Text_20_body"><text:line-break/><text:span text:style-name="T4">Belleville en Vrai est avant tout un </text:span><text:span text:style-name="T5">tournoi sportif « pentathlon »</text:span><text:span text:style-name="T6"> </text:span><text:span text:style-name="T4">qui fait concourir des équipes de jeunes issus de quatre quartiers populaires de Belleville (Rébeval, Ramponneau, Orillon, Piat). Depuis six ans, plus de 500 jeunes, garçons et filles, répartis en équipe de huit et en trois catégories (« petits », « moyens » et « grands »), s’affrontent pour prétendre au titre convoité de </text:span><text:span text:style-name="T5">champion du quartier</text:span><text:span text:style-name="T4">. Les phases de qualification durent deux jours pendant lesquels chaque équipe tente de gagner un maximum de points au cours des différentes épreuves : natation, tennis de table, basket, relais et, bien sûr, football. L’intégralité de la compétition est ouverte au public et se déroule au sein des équipements sportifs du quartier. La compétition sportive se conclue, le dimanche, par les finales de chaque catégorie, en présence des habitants, des partenaires associatifs et des élus. Cet événement constitue </text:span><text:span text:style-name="T5">un temps fort de la vie sociale du quartier.</text:span></text:p>
      <text:p text:style-name="P4"><text:span text:style-name="T11">Belleville en Vrai est également un événement culturel qui vise à rassembler, sur l’espace public, des publics hétérogènes autour de références artistiques partagées. Suivant sa volonté d’imbriquer étroitement sport et culture, </text:span><text:soft-page-break/><text:span text:style-name="T11"> Belleville en Vrai propose ainsi en parallèle de la compétition, des ateliers participatifs, des concerts amateurs et professionnels ainsi que des moments de réflexion et d’échange : repas partagés, chantier participatif, studio-photo, espace d’expression, scène quartier, expositions…</text:span></text:p>
      <text:p text:style-name="Text_20_body"><text:line-break/><text:span text:style-name="T4">Dans un esprit de cohésion sociale et territoriale, les épreuves sportives de même que les évènements culturels sont disséminés sur l’ensemble du quartier, ce qui en fait un festival itinérant. En invitant à se déplacer entre plusieurs espaces publics et équipements sportifs, Belleville en Vrai incite les jeunes et les habitants à découvrir, à s’approprier leur quartier et à s’y investir. Dans le même temps, l’événement prévoit d’</text:span><text:span text:style-name="Strong_20_Emphasis"><text:span text:style-name="T3">occuper la place Alphonse Allais</text:span></text:span><text:span text:style-name="T5"> </text:span><text:span text:style-name="T4">par de multiples activités associatives et culturelles visant à </text:span><text:span text:style-name="T5">rassembler une communauté de quartier autour d’une expérience de citoyenneté alternative. </text:span><text:span text:style-name="T4">En mettant l’accent sur l’union des différents quartiers de Belleville plutôt que sur les clivages qui le traversent, cet évènement </text:span><text:span text:style-name="T5">se conçoit comme un vecteur de cohésion sociale.</text:span></text:p>
      <text:h text:style-name="P1" text:outline-level="3"><text:span text:style-name="T13">Un événement grassroots et participatif</text:span></text:h>
      <text:p text:style-name="P10">Porté depuis sa création par <text:span text:style-name="T11">l’association Pazapas Belleville</text:span>, cet événement participatif et <text:span text:style-name="T14">grassroots</text:span> est pensé, réalisé et encadré par les jeunes du quartier. Plus de cinquante jeunes participent ainsi directement à l’organisation de l’événement, décidant collectivement des modalités des épreuves ainsi que du contenu de la programmation artistique lors de réunions publiques. Pendant l’événement, c’est une centaine de bénévoles qui se mobilisent pour donner corps à l’événement. Dans une perspective concrète de mise en réseau et de travail inter-associatif, Pazapas s’associe cette année à <text:span text:style-name="T11">l’association Belleville Citoyenne</text:span>, les organisateurs du Festival Irrueption, pour l’organisation de la dimension culturelle de Belleville en Vrai. Cette collaboration vise à mutualiser les compétences et les savoir-faire pour donner une ampleur régionale à l’événement. Les épreuves sportives seront ainsi ponctuées d’ « irrueptions » artistiques, sur les terrains et dans les gymnases, tandis que la place Alphonse Allais se transformera, le temps de l’événement, en place de village et en scène d’expression libre. Le tournoi se conclura avec la remise des récompenses et des lots autour d’un temps fort musical et convivial<text:span text:style-name="T11">, </text:span>dans l’amphithéâtre du Parc de Belleville, au cours duquel les jeunes du quartier auront l’occasion de se produire.</text:p>
      <text:h text:style-name="P16" text:outline-level="4"><text:span text:style-name="T1">UN TOURNOI DE QUARTIER</text:span></text:h>
      <text:p text:style-name="P14"><text:span text:style-name="Strong_20_Emphasis"><text:span text:style-name="T8">Belleville en Vrai</text:span></text:span><text:span text:style-name="T9"> est un tournoi sportif « pentathlon » qui fait concourir des équipes de jeunes issues de quatre quartiers populaires du Grand Belleville (Rébeval, Ramponneau, Orillon, Piat). Chaque année, </text:span><text:span text:style-name="Strong_20_Emphasis"><text:span text:style-name="T8">plus de 500 jeunes</text:span></text:span><text:span text:style-name="T9">, garçons et filles, répartis en équipe de huit et en trois catégories (« petits », « moyens » et « grands »), s’affrontent pour prétendre au titre convoité de </text:span><text:span text:style-name="Strong_20_Emphasis"><text:span text:style-name="T8">champion du quartier</text:span></text:span><text:span text:style-name="T9">.</text:span></text:p>
      <text:p text:style-name="P6"/>
      <text:p text:style-name="P14"><text:span text:style-name="T9">Les phases de qualification durent deux jours pendant lesquels chaque équipe tente de gagner un maximum de points au cours </text:span><text:soft-page-break/><text:span text:style-name="T9">des différentes épreuves : natation, tennis de table, basket, relais, quizz de culture générale et, bien sûr, football. L’intégralité de la compétition est </text:span><text:span text:style-name="Strong_20_Emphasis"><text:span text:style-name="T8">ouverte au public</text:span></text:span><text:span text:style-name="T9"> et se déroule au sein des équipements sportifs du quartier.</text:span></text:p>
      <text:p text:style-name="P12"><text:span text:style-name="T5"/></text:p>
      <text:h text:style-name="P16" text:outline-level="4"><text:span text:style-name="T1">UNE OCCUPATION CITOYENNE DE L’ESPACE PUBLIC</text:span></text:h>
      <text:p text:style-name="P14"><text:span text:style-name="Strong_20_Emphasis"><text:span text:style-name="T8">Belleville en Vrai</text:span></text:span><text:span text:style-name="T9"> est également un événement culturel qui vise à rassembler, sur l’espace public, des publics hétérogènes autour d’intérêts communs.</text:span></text:p>
      <text:p text:style-name="P6"/>
      <text:p text:style-name="P14"><text:span text:style-name="T9">L’événement prévoit ainsi </text:span><text:span text:style-name="Strong_20_Emphasis"><text:span text:style-name="T8">d’occuper la place Alphonse Allais</text:span></text:span><text:span text:style-name="T9"> par de multiples activités associatives et culturelles visant à </text:span><text:span text:style-name="Strong_20_Emphasis"><text:span text:style-name="T8">rassembler une communauté de quartier autour d’une expérience de citoyenneté alternative</text:span></text:span><text:span text:style-name="T9"> : repas partagés, chantier participatif, studio photo, émissions de radio « live », espace d’expression libre, open-mic, ateliers d’initiation au graf et au développement web…</text:span></text:p>
      <text:p text:style-name="P6"/>
      <text:p text:style-name="P14"><text:span text:style-name="T9">Les épreuves sportives seront également ponctuées d’ « irrueptions » artistiques, sur les terrains et dans les gymnases, tandis que l’événement se conclura, le dimanche, par un </text:span><text:span text:style-name="Strong_20_Emphasis"><text:span text:style-name="T8">temps fort musical et convivial</text:span></text:span><text:span text:style-name="T9">, dans l’amphithéâtre du Parc de Belleville.</text:span></text:p>
      <text:p text:style-name="P3"><text:span text:style-name="T5"/></text:p>
      <text:p text:style-name="P12"><draw:frame draw:style-name="fr1" draw:name="Cadre1" text:anchor-type="paragraph" svg:x="-1.998cm" svg:y="3.452cm" svg:width="18.81cm" draw:z-index="0"><draw:text-box fo:min-height="23.816cm"><text:h text:style-name="P17" text:outline-level="4">UN FESTIVAL ITINERANT</text:h><text:p text:style-name="P13"><text:span text:style-name="T15">Les événements sportifs et culturels sont disséminés sur l’ensemble du quartier. Les épreuves de basket se déroulent au </text:span><text:span text:style-name="Strong_20_Emphasis"><text:span text:style-name="T16">Gymnase Maurice Berlemont</text:span></text:span><text:span text:style-name="T15"> (11e) et l’épreuve de natation à lieu à la </text:span><text:span text:style-name="Strong_20_Emphasis"><text:span text:style-name="T16">piscine Alfred Nakache</text:span></text:span><text:span text:style-name="T15">, rue Denoyez (20e). Le foot se déroule sur deux lieux : le </text:span><text:span text:style-name="Strong_20_Emphasis"><text:span text:style-name="T16">stade rue Piat</text:span></text:span><text:span text:style-name="T15"> (20e) et le </text:span><text:span text:style-name="Strong_20_Emphasis"><text:span text:style-name="T16">TEP Jandelle </text:span></text:span><text:span text:style-name="T15">(19e) où auront lieux les finales en présence des habitants, des partenaires associatifs et des élus. Le cross se déroule dans le </text:span><text:span text:style-name="Strong_20_Emphasis"><text:span text:style-name="T16">parc de Belleville</text:span></text:span><text:span text:style-name="T15"> (20e), tandis que le tennis de table a lieu au </text:span><text:span text:style-name="Strong_20_Emphasis"><text:span text:style-name="T16">gymnase Fontaine au Roi</text:span></text:span><text:span text:style-name="T15"> (11e).</text:span></text:p><text:p text:style-name="P5"/><text:p text:style-name="P13"><text:span text:style-name="T15">Située au centre du quartier, la </text:span><text:span text:style-name="Strong_20_Emphasis"><text:span text:style-name="T16">place Alphonse Allais</text:span></text:span><text:span text:style-name="T15"> (20e) constitue un point d’information, un lieu de rendez-vous et d’activités associatives et artistiques sur toute la durée de l’événement. A la fin de la compétition, l’événement « remonte » vers le haut-Belleville et s’achève sur la remise des trophées ainsi qu’une série de concert et spectacles dans </text:span><text:span text:style-name="Strong_20_Emphasis"><text:span text:style-name="T16">l’amphithéâtre du parc de Belleville</text:span></text:span><text:span text:style-name="T15"> (20e).</text:span></text:p><text:p text:style-name="P5"/><text:p text:style-name="P13"><text:span text:style-name="T15">En invitant à se déplacer entre plusieurs espaces publics et équipements sportifs, Belleville en Vrai incite les jeunes et les habitants à </text:span><text:span text:style-name="Strong_20_Emphasis"><text:span text:style-name="T16">découvrir leur quartier, à se l’approprier et à s’y investir</text:span></text:span><text:span text:style-name="T15">. De même, en mettant l’accent sur l’union du « Grand Belleville » plutôt que sur les clivages qui le traversent, Belleville en Vrai se conçoit comme un </text:span><text:span text:style-name="Strong_20_Emphasis"><text:span text:style-name="T16">vecteur de cohésion sociale</text:span></text:span><text:span text:style-name="T15">.</text:span></text:p><text:p text:style-name="P13"><text:span text:style-name="T15"/></text:p><text:h text:style-name="P2" text:outline-level="3">PAZAPAS</text:h><text:p text:style-name="P15"><text:span text:style-name="T9">Née en 2001, l’association Pazapas Belleville est composée de jeunes habitants du quartier de Belleville. L’association a vocation à mettre en place des projets </text:span><text:span text:style-name="Strong_20_Emphasis"><text:span text:style-name="T8">par et pour les jeunes du quartier</text:span></text:span><text:span text:style-name="T9"> dans les domaines de la culture, du sport, de la solidarité internationale et de l’implication citoyenne. </text:span><text:span text:style-name="Strong_20_Emphasis"><text:span text:style-name="T8">Belleville en Vrai est le projet phare de l’association</text:span></text:span><text:span text:style-name="T9">. Plus de cinquante jeunes participent directement à l’organisation de l’événement, décidant collectivement des modalités des épreuves ainsi que du contenu de la programmation artistique </text:span><text:span text:style-name="Strong_20_Emphasis"><text:span text:style-name="T8">lors de réunions publiques</text:span></text:span><text:span text:style-name="T9">.</text:span></text:p><text:p text:style-name="P13"/><text:h text:style-name="P2" text:outline-level="3">BELLEVILLE CITOYENNE</text:h><text:p text:style-name="P15"><text:span text:style-name="T9">En organisant à la fois des activités artistiques récurrentes (</text:span><text:a xlink:type="simple" xlink:href="http://bellevillecitoyenne.fr/on-fait-du-theatre-au-sous-sol/" office:target-frame-name="_blank" xlink:show="new" text:style-name="Internet_20_link" text:visited-style-name="Visited_20_Internet_20_Link"><text:span text:style-name="T10">On fait du théâtre au sous sol</text:span></text:a><text:span text:style-name="T9">), une formation professionnalisante dans les nouvelles technologies (</text:span><text:a xlink:type="simple" xlink:href="http://blank.bellevillecitoyenne.fr/" office:target-frame-name="_blank" xlink:show="new" text:style-name="Internet_20_link" text:visited-style-name="Visited_20_Internet_20_Link"><text:span text:style-name="T10">_blank</text:span></text:a><text:span text:style-name="T9">) ainsi que des événements culturels sur l’espace public (</text:span><text:a xlink:type="simple" xlink:href="http://irrueption-belleville.fr/" office:target-frame-name="_blank" xlink:show="new" text:style-name="Internet_20_link" text:visited-style-name="Visited_20_Internet_20_Link"><text:span text:style-name="T10">Festival Irrueption</text:span></text:a><text:span text:style-name="T9">), </text:span><text:span text:style-name="Strong_20_Emphasis"><text:span text:style-name="T8">Belleville Citoyenne</text:span></text:span><text:span text:style-name="T9"> initie des projets locaux et participatifs avec les habitants et notamment des jeunes.</text:span></text:p><text:p text:style-name="P13"/><text:p text:style-name="P13"/></draw:text-box></draw:frame><text:soft-page-break/><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Regular" svg:font-family="'Arial Regular', sans-serif"/>
    <style:font-face style:name="Helvetica Neue" svg:font-family="'Helvetica Neue', Helvetica, Arial, sans-serif"/>
    <style:font-face style:name="Open Sans" svg:font-family="'Open Sans', sans-serif"/>
    <style:font-face style:name="YanoneKaffeesatzRegular" svg:font-family="YanoneKaffeesatzRegular"/>
    <style:font-face style:name="boogiebold" svg:font-family="boogiebold"/>
    <style:font-face style:name="boogiebold1" svg:font-family="boogiebold,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6T17:22:01.326116055</meta:creation-date>
    <dc:date>2017-03-06T17:34:10.142058418</dc:date>
    <meta:editing-duration>PT12M11S</meta:editing-duration>
    <meta:editing-cycles>2</meta:editing-cycles>
    <meta:generator>LibreOffice/5.1.6.2$Linux_X86_64 LibreOffice_project/10m0$Build-2</meta:generator>
    <meta:document-statistic meta:table-count="0" meta:image-count="0" meta:object-count="0" meta:page-count="7" meta:paragraph-count="29" meta:word-count="1409" meta:character-count="9297" meta:non-whitespace-character-count="7908"/>
  </office:meta>
</office:document-meta>
</file>